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Courier New2" svg:font-family="'Courier New'"/>
    <style:font-face style:name="Tahoma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2.9791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5.0937in"/>
    </style:style>
    <style:style style:name="co7" style:family="table-column">
      <style:table-column-properties fo:break-before="auto" style:column-width="1.2917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3.5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2.2398in"/>
    </style:style>
    <style:style style:name="co12" style:family="table-column">
      <style:table-column-properties fo:break-before="auto" style:column-width="0.7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1.7618in" fo:break-before="auto" style:use-optimal-row-height="true"/>
    </style:style>
    <style:style style:name="ro6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7457in" fo:break-before="auto" style:use-optimal-row-height="true"/>
    </style:style>
    <style:style style:name="ro8" style:family="table-row">
      <style:table-row-properties style:row-height="1.0362in" fo:break-before="auto" style:use-optimal-row-height="true"/>
    </style:style>
    <style:style style:name="ro9" style:family="table-row">
      <style:table-row-properties style:row-height="1.6165in" fo:break-before="auto" style:use-optimal-row-height="true"/>
    </style:style>
    <style:style style:name="ro10" style:family="table-row">
      <style:table-row-properties style:row-height="1.181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top"/>
      <style:paragraph-properties fo:text-align="end"/>
      <style:text-properties style:font-name="Courier New1" fo:font-size="9pt" style:font-name-asian="Courier New2" style:font-size-asian="9pt" style:font-name-complex="Courier New2" style:font-size-complex="9pt"/>
    </style:style>
    <style:style style:name="ce4" style:family="table-cell" style:parent-style-name="Default" style:data-style-name="N0">
      <style:text-properties style:font-name="Courier New1" fo:font-size="9pt" style:font-name-asian="Courier New2" style:font-size-asian="9pt" style:font-name-complex="Courier New2" style:font-size-complex="9pt"/>
    </style:style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ourier New1" fo:font-size="9pt" style:font-name-asian="Courier New2" style:font-size-asian="9pt" style:font-name-complex="Courier New2" style:font-size-complex="9pt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style:font-name="Courier New1" fo:font-size="9pt" style:font-name-asian="Courier New2" style:font-size-asian="9pt" style:font-name-complex="Courier New2" style:font-size-complex="9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style:font-name="Courier New1" fo:font-size="9pt" style:font-name-asian="Courier New2" style:font-size-asian="9pt" style:font-name-complex="Courier New2" style:font-size-complex="9pt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26" style:family="table-cell" style:parent-style-name="Default" style:data-style-name="N100">
      <style:table-cell-properties fo:background-color="#e46c0a" style:text-align-source="fix" style:repeat-content="false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28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29" style:family="table-cell" style:parent-style-name="Default" style:data-style-name="N100">
      <style:table-cell-properties fo:background-color="#00b0f0" style:text-align-source="fix" style:repeat-content="false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3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1" fo:font-size="9pt" style:font-name-asian="Microsoft YaHei" style:font-size-asian="9pt" style:font-name-complex="Courier New1" style:font-size-complex="9pt"/>
    </style:style>
    <style:style style:name="ce34" style:family="table-cell" style:parent-style-name="Default" style:data-style-name="N100">
      <style:table-cell-properties fo:background-color="#e46c0a" style:text-align-source="fix" style:repeat-content="false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31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32" style:family="table-cell" style:parent-style-name="Default" style:data-style-name="N100">
      <style:table-cell-properties fo:background-color="#ffff00" style:text-align-source="fix" style:repeat-content="false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35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ourier New" fo:font-size="9pt" style:font-name-asian="Microsoft YaHei" style:font-size-asian="9pt" style:font-name-complex="Courier New1" style:font-size-complex="9pt"/>
    </style:style>
    <style:style style:name="ce36" style:family="table-cell" style:parent-style-name="Default" style:data-style-name="N100">
      <style:table-cell-properties fo:background-color="#00b0f0" style:text-align-source="fix" style:repeat-content="false" style:vertical-align="top"/>
      <style:paragraph-properties fo:text-align="start" fo:margin-left="0in"/>
      <style:text-properties style:font-name="Courier New" fo:font-size="9pt" style:font-name-asian="Microsoft YaHei" style:font-size-asian="9pt" style:font-name-complex="Courier New1" style:font-size-complex="9pt"/>
    </style:style>
    <style:style style:name="ce37" style:family="table-cell" style:parent-style-name="Default" style:data-style-name="N100">
      <style:table-cell-properties fo:background-color="#00b0f0" style:text-align-source="fix" style:repeat-content="false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1" fo:font-size="9pt" style:font-name-asian="Courier New1" style:font-size-asian="9pt" style:font-name-complex="Courier New1" style:font-size-complex="9pt"/>
    </style:style>
    <style:style style:name="ce40" style:family="table-cell" style:parent-style-name="Default" style:data-style-name="N100">
      <style:table-cell-properties fo:background-color="#00b0f0" style:text-align-source="fix" style:repeat-content="false" fo:wrap-option="wrap" style:vertical-align="top"/>
      <style:paragraph-properties fo:text-align="start" fo:margin-left="0in"/>
      <style:text-properties style:font-name="Courier New" fo:font-size="9pt" style:font-name-asian="Consolas" style:font-size-asian="9pt" style:font-name-complex="Consolas" style:font-size-complex="9pt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1" fo:font-size="9pt" style:font-name-asian="Courier New1" style:font-size-asian="9pt" style:font-name-complex="Courier New1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" fo:font-size="9pt" style:font-name-asian="Courier New2" style:font-size-asian="9pt" style:font-name-complex="Courier New2" style:font-size-complex="9pt"/>
    </style:style>
    <style:style style:name="ce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47" style:family="table-cell" style:parent-style-name="Default" style:data-style-name="N100">
      <style:table-cell-properties fo:background-color="#00b0f0" style:text-align-source="fix" style:repeat-content="false" fo:wrap-option="wrap" style:vertical-align="top"/>
      <style:paragraph-properties fo:text-align="start" fo:margin-left="0in"/>
      <style:text-properties style:font-name="Courier New1" fo:font-size="9pt" style:font-name-asian="Courier New1" style:font-size-asian="9pt" style:font-name-complex="Courier New1" style:font-size-complex="9pt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font-name="Courier New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T1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/>
    </style:style>
    <style:style style:name="T6" style:family="text">
      <style:text-properties style:font-name="Courier New"/>
    </style:style>
    <style:style style:name="T7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font-name-asian="Consolas" style:font-name-complex="Consolas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Courier New" fo:font-size="9pt" style:font-size-asian="9pt" style:font-size-complex="9pt"/>
    </style:style>
    <style:style style:name="T10" style:family="text">
      <style:text-properties fo:color="#000000" style:font-name="Courier New" fo:font-size="9pt" style:font-name-asian="Consolas" style:font-name-complex="Consolas" style:font-size-asian="9pt" style:font-size-complex="9pt"/>
    </style:style>
    <style:style style:name="T11" style:family="text">
      <style:text-properties fo:color="#000000" style:font-name-asian="Consolas" style:font-name-complex="Consolas" style:font-size-asian="9pt" style:font-size-complex="9pt"/>
    </style:style>
    <style:style style:name="T12" style:family="text">
      <style:text-properties style:font-size-asian="9pt" style:font-size-complex="9pt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nsolas" style:font-name-complex="Consola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  <style:style style:name="T15" style:family="text">
      <style:text-properties fo:color="#000000" style:font-name="Courier Ne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/>
    </style:style>
    <style:style style:name="T16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urier New" style:font-name-complex="Courier New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urier New"/>
    </style:style>
    <style:style style:name="T17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urier New" style:font-name-asian="Courier New" style:font-name-complex="Courier New"/>
    </style:style>
    <style:style style:name="T18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urier New" style:font-name-complex="Courier New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info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1" table:default-cell-style-name="ce4"/>
        <table:table-column table:style-name="co4" table:default-cell-style-name="ce4"/>
        <table:table-row table:style-name="ro1">
          <table:table-cell table:style-name="ce2" office:value-type="string" calcext:value-type="string">
            <text:p>Customer</text:p>
          </table:table-cell>
          <table:table-cell table:style-name="ce3" office:value-type="string" calcext:value-type="string">
            <text:p>Sensite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tail</text:p>
          </table:table-cell>
          <table:table-cell table:style-name="ce3" office:value-type="string" calcext:value-type="string">
            <text:p>denal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o</text:p>
          </table:table-cell>
          <table:table-cell table:style-name="ce5" office:value-type="string" calcext:value-type="string">
            <text:p>//FG-62T245-LF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 version</text:p>
          </table:table-cell>
          <table:table-cell table:style-name="ce3" office:value-type="string" calcext:value-type="string">
            <text:p>20190609_Denali Factory Test Requirement Rev2.doc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rmware</text:p>
          </table:table-cell>
          <table:table-cell table:style-name="ce3" office:value-type="string" calcext:value-type="string">
            <text:p>Denali-v1.0.1.0011-8Oct20.mo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1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2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3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4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6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7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8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9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10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Test Head 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 Head 2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Sequence head 1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quence head 2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quence head 3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quence head 4</text:p>
          </table:table-cell>
          <table:table-cell table:style-name="ce3" office:value-type="string" calcext:value-type="string">
            <text:p>pcba1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quence head 5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6" office:value-type="string" calcext:value-type="string">
            <text:p>Sequence head 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1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equence head 20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a1" table:style-name="ta1"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1016" table:default-cell-style-name="ce25"/>
        <table:table-column table:style-name="co4" table:default-cell-style-name="ce25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peration</text:p>
          </table:table-cell>
          <table:table-cell table:number-columns-repeated="1019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heck SN</text:p>
          </table:table-cell>
          <table:table-cell table:style-name="ce26"/>
          <table:table-cell table:style-name="ce34"/>
          <table:table-cell table:style-name="ce26"/>
          <table:table-cell table:style-name="ce34" table:number-columns-repeated="1019"/>
        </table:table-row>
        <table:table-row table:style-name="ro2">
          <table:table-cell table:style-name="ce27" office:value-type="string" calcext:value-type="string">
            <text:p>1.1</text:p>
          </table:table-cell>
          <table:table-cell table:style-name="ce27" office:value-type="string" calcext:value-type="string">
            <text:p>camera read 2d barcode</text:p>
          </table:table-cell>
          <table:table-cell table:style-name="ce27" office:value-type="string" calcext:value-type="string">
            <text:p>PASS-FAIL</text:p>
          </table:table-cell>
          <table:table-cell table:style-name="ce31"/>
          <table:table-cell table:style-name="ce27" office:value-type="string" calcext:value-type="string">
            <text:p><text:span text:style-name="T6">camera_clear_sn_in_textbox()</text:span></text:p>
            <text:p><text:span text:style-name="T6">camera_set_step(cmd=read2d)</text:span></text:p>
            <text:p><text:span text:style-name="T6">camera_set_list()</text:span></text:p>
            <text:p><text:span text:style-name="T6">set_timeout(timeoue=5000)</text:span></text:p>
            <text:p><text:span text:style-name="T7">light_read2d_on()</text:span></text:p>
            <text:p><text:span text:style-name="T6">&gt;&gt;camera_show.exe0300</text:span></text:p>
            <text:p><text:span text:style-name="T6">&lt;&lt;result.txt</text:span></text:p>
            <text:p><text:span text:style-name="T7">light_read2d_off()</text:span></text:p>
            <text:p><text:span text:style-name="T6">camera_set_sn_to_textbox()</text:span></text:p>
          </table:table-cell>
          <table:table-cell table:style-name="ce31" table:number-columns-repeated="1019"/>
        </table:table-row>
        <table:table-row table:style-name="ro3">
          <table:table-cell table:style-name="ce28" office:value-type="string" calcext:value-type="string">
            <text:p>1.1</text:p>
          </table:table-cell>
          <table:table-cell table:style-name="ce28" office:value-type="string" calcext:value-type="string">
            <text:p>camera read 2d barcode</text:p>
          </table:table-cell>
          <table:table-cell table:style-name="ce28" office:value-type="string" calcext:value-type="string">
            <text:p>PASS-FAIL</text:p>
          </table:table-cell>
          <table:table-cell table:style-name="ce32"/>
          <table:table-cell table:style-name="ce28" office:value-type="string" calcext:value-type="string">
            <text:p>dryice_scan2d_get()</text:p>
            <text:p>camera_set_sn_to_textbox()</text:p>
          </table:table-cell>
          <table:table-cell table:style-name="ce32" table:number-columns-repeated="1019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test #1</text:p>
          </table:table-cell>
          <table:table-cell table:style-name="ce26"/>
          <table:table-cell table:style-name="ce34" table:number-columns-repeated="1021"/>
        </table:table-row>
        <table:table-row table:style-name="ro4">
          <table:table-cell table:style-name="ce27" office:value-type="string" calcext:value-type="string">
            <text:p>2.1</text:p>
          </table:table-cell>
          <table:table-cell table:style-name="ce27" office:value-type="string" calcext:value-type="string">
            <text:p><text:span text:style-name="T1">measure </text:span><text:span text:style-name="T2">the resistance</text:span> Vbat [tp102 +] [tp103 -]</text:p>
          </table:table-cell>
          <table:table-cell table:style-name="ce27" office:value-type="float" office:value="1000" calcext:value-type="float">
            <text:p>1000</text:p>
          </table:table-cell>
          <table:table-cell table:style-name="ce35" office:value-type="string" calcext:value-type="string">
            <text:p>9.9E+37</text:p>
          </table:table-cell>
          <table:table-cell table:style-name="ce38" office:value-type="string" calcext:value-type="string">
            <text:p><text:span text:style-name="T8">relay_on_dmm_to_bat()</text:span></text:p>
            <text:p><text:span text:style-name="T8">measure_resistor(rang=1000,timeout=5000)</text:span></text:p>
            <text:p><text:span text:style-name="T8">relay_off_dmm_to_bat()</text:span></text:p>
          </table:table-cell>
          <table:table-cell table:style-name="ce31" table:number-columns-repeated="1019"/>
        </table:table-row>
        <table:table-row table:style-name="ro5">
          <table:table-cell table:style-name="ce27" office:value-type="string" calcext:value-type="string">
            <text:p>2.2</text:p>
          </table:table-cell>
          <table:table-cell table:style-name="ce27" office:value-type="string" calcext:value-type="string">
            <text:p>program firmware to u1</text:p>
          </table:table-cell>
          <table:table-cell table:style-name="ce27" office:value-type="string" calcext:value-type="string">
            <text:p>Denali-v1.0.1.0011-8Oct20.mot</text:p>
          </table:table-cell>
          <table:table-cell table:style-name="ce31"/>
          <table:table-cell table:style-name="ce27" office:value-type="string" calcext:value-type="string">
            <text:p><text:span text:style-name="T1">relay_on_button_start()</text:span></text:p>
            <text:p><text:span text:style-name="T1">delay_ms(time=100)</text:span></text:p>
            <text:p><text:span text:style-name="T9">relay_on_program()</text:span></text:p>
            <text:p><text:span text:style-name="T9">denali_program_hex()</text:span></text:p>
            <text:p><text:span text:style-name="T1">denali_program_checksum(checksum=</text:span><text:span text:style-name="T2">71402567</text:span><text:span text:style-name="T9">)</text:span></text:p>
            <text:p><text:span text:style-name="T9">denali_program_e2lite()</text:span></text:p>
            <text:p><text:span text:style-name="T10">denali_program_name_project(name=Denali.rpj)</text:span></text:p>
            <text:p><text:span text:style-name="T9">set_timeout(timeoue=9500)</text:span></text:p>
            <text:p><text:span text:style-name="T9">&gt;&gt;denali_programming.exe</text:span></text:p>
            <text:p><text:span text:style-name="T9">&lt;&lt;result.txt</text:span></text:p>
            <text:p><text:span text:style-name="T9">relay_off_program()</text:span></text:p>
            <text:p><text:span text:style-name="T1">relay_off_button_start()</text:span></text:p>
          </table:table-cell>
          <table:table-cell table:style-name="ce31" table:number-columns-repeated="1019"/>
        </table:table-row>
        <table:table-row table:style-name="ro4">
          <table:table-cell table:style-name="ce29" office:value-type="string" calcext:value-type="string">
            <text:p>2.3</text:p>
          </table:table-cell>
          <table:table-cell table:style-name="ce29" office:value-type="string" calcext:value-type="string">
            <text:p>relay on supply</text:p>
          </table:table-cell>
          <table:table-cell table:style-name="ce29" office:value-type="string" calcext:value-type="string">
            <text:p>PASS-FAIL</text:p>
          </table:table-cell>
          <table:table-cell table:style-name="ce36"/>
          <table:table-cell table:style-name="ce40" office:value-type="string" calcext:value-type="string">
            <text:p><text:span text:style-name="T1">relay_on_cen_to_vcc()</text:span></text:p>
            <text:p>relay_on_7_15v_to_bat()</text:p>
            <text:p><text:span text:style-name="T1">test_pass()</text:span></text:p>
          </table:table-cell>
          <table:table-cell table:style-name="ce37" table:number-columns-repeated="1019"/>
        </table:table-row>
        <table:table-row table:style-name="ro4">
          <table:table-cell table:style-name="ce29" office:value-type="string" calcext:value-type="string">
            <text:p>2.4</text:p>
          </table:table-cell>
          <table:table-cell table:style-name="ce29" office:value-type="string" calcext:value-type="string">
            <text:p><text:span text:style-name="T1">measure voltage</text:span> Vbat [tp102 +] [tp103 -]</text:p>
          </table:table-cell>
          <table:table-cell table:style-name="ce29" office:value-type="float" office:value="7" calcext:value-type="float">
            <text:p>7</text:p>
          </table:table-cell>
          <table:table-cell table:style-name="ce37" office:value-type="float" office:value="7.2" calcext:value-type="float">
            <text:p>7.2</text:p>
          </table:table-cell>
          <table:table-cell table:style-name="ce29" office:value-type="string" calcext:value-type="string">
            <text:p><text:span text:style-name="T11">relay_on_dmm_to_bat()</text:span></text:p>
            <text:p><text:span text:style-name="T1">measure_voltage(timeout=5000)</text:span></text:p>
            <text:p><text:span text:style-name="T11">relay_off_dmm_to_bat()</text:span></text:p>
          </table:table-cell>
          <table:table-cell table:style-name="ce37" table:number-columns-repeated="1019"/>
        </table:table-row>
        <table:table-row table:style-name="ro6">
          <table:table-cell table:style-name="ce29" office:value-type="string" calcext:value-type="string">
            <text:p>2.5</text:p>
          </table:table-cell>
          <table:table-cell table:style-name="ce29" office:value-type="string" calcext:value-type="string">
            <text:p>measure current running [tp102 +] [tp103 -] [mA]</text:p>
          </table:table-cell>
          <table:table-cell table:style-name="ce29" office:value-type="float" office:value="15" calcext:value-type="float">
            <text:p>15</text:p>
          </table:table-cell>
          <table:table-cell table:style-name="ce37" office:value-type="float" office:value="150" calcext:value-type="float">
            <text:p>150</text:p>
          </table:table-cell>
          <table:table-cell table:style-name="ce29" office:value-type="string" calcext:value-type="string">
            <text:p><text:span text:style-name="T11">measure_current_config(rank=mA)</text:span></text:p>
            <text:p><text:span text:style-name="T11">relay_on_dmm_to_current()</text:span></text:p>
            <text:p><text:span text:style-name="T11">measure_current_mA</text:span><text:span text:style-name="T12">(timeout=10000)</text:span></text:p>
            <text:p><text:span text:style-name="T11">relay_off_dmm_to_current()</text:span></text:p>
          </table:table-cell>
          <table:table-cell table:style-name="ce37" table:number-columns-repeated="1019"/>
        </table:table-row>
        <table:table-row table:style-name="ro4">
          <table:table-cell table:style-name="ce29" office:value-type="string" calcext:value-type="string">
            <text:p>2.6</text:p>
          </table:table-cell>
          <table:table-cell table:style-name="ce29" office:value-type="string" calcext:value-type="string">
            <text:p><text:span text:style-name="T1">measure voltage</text:span> LTE [tp106 +] [tp103 -]</text:p>
          </table:table-cell>
          <table:table-cell table:style-name="ce29" office:value-type="float" office:value="3.45" calcext:value-type="float">
            <text:p>3.45</text:p>
          </table:table-cell>
          <table:table-cell table:style-name="ce37" office:value-type="float" office:value="3.65" calcext:value-type="float">
            <text:p>3.65</text:p>
          </table:table-cell>
          <table:table-cell table:style-name="ce29" office:value-type="string" calcext:value-type="string">
            <text:p><text:span text:style-name="T11">relay_on_dmm_to_lte()</text:span></text:p>
            <text:p><text:span text:style-name="T1">measure_voltage(timeout=5000)</text:span></text:p>
            <text:p><text:span text:style-name="T11">relay_off_dmm_to_lte()</text:span></text:p>
          </table:table-cell>
          <table:table-cell table:style-name="ce37" table:number-columns-repeated="1019"/>
        </table:table-row>
        <table:table-row table:style-name="ro7">
          <table:table-cell table:style-name="ce27" office:value-type="string" calcext:value-type="string">
            <text:p>2.7</text:p>
          </table:table-cell>
          <table:table-cell table:style-name="ce27" office:value-type="string" calcext:value-type="string">
            <text:p>relay on uart to unit</text:p>
          </table:table-cell>
          <table:table-cell table:style-name="ce27" office:value-type="string" calcext:value-type="string">
            <text:p>PASS-FAIL</text:p>
          </table:table-cell>
          <table:table-cell table:style-name="ce35"/>
          <table:table-cell table:style-name="ce44" office:value-type="string" calcext:value-type="string">
            <text:p><text:span text:style-name="T8">relay_on_uart_to_unit()</text:span></text:p>
            <text:p><text:span text:style-name="T8">#relay_on_tx_to_rx()</text:span></text:p>
            <text:p><text:span text:style-name="T8">#delay_ms(time=500)</text:span></text:p>
            <text:p><text:span text:style-name="T8">#relay_off_tx_to_rx()</text:span></text:p>
            <text:p><text:span text:style-name="T8">test_pass()</text:span></text:p>
          </table:table-cell>
          <table:table-cell table:style-name="ce31" table:number-columns-repeated="1019"/>
        </table:table-row>
        <table:table-row table:style-name="ro8">
          <table:table-cell table:style-name="ce27" office:value-type="string" calcext:value-type="string">
            <text:p>2.8</text:p>
          </table:table-cell>
          <table:table-cell table:style-name="ce27" office:value-type="string" calcext:value-type="string">
            <text:p>uart send cmd to check unit initial complete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38" office:value-type="string" calcext:value-type="string">
            <text:p><text:span text:style-name="T8">denali_cmd_step(cmd=Initial)</text:span></text:p>
            <text:p><text:span text:style-name="T8">denali_cmd_data_tx(cmd=AT)</text:span></text:p>
            <text:p><text:span text:style-name="T8">denali_cmd_retest(cmd=60)</text:span></text:p>
            <text:p><text:span text:style-name="T8">denali_cmd_send_every(time=1000)</text:span></text:p>
            <text:p><text:span text:style-name="T8">set_timeout(timeoue=99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4">
          <table:table-cell table:style-name="ce27" office:value-type="string" calcext:value-type="string">
            <text:p>2.9</text:p>
          </table:table-cell>
          <table:table-cell table:style-name="ce27" office:value-type="string" calcext:value-type="string">
            <text:p>relay off uart to unit</text:p>
          </table:table-cell>
          <table:table-cell table:style-name="ce27" office:value-type="string" calcext:value-type="string">
            <text:p>PASS-FAIL</text:p>
          </table:table-cell>
          <table:table-cell table:style-name="ce35"/>
          <table:table-cell table:style-name="ce27" office:value-type="string" calcext:value-type="string">
            <text:p><text:span text:style-name="T1">relay_off_uart_to_unit()</text:span></text:p>
            <text:p><text:span text:style-name="T1">relay_off_cen_to_vcc()</text:span></text:p>
            <text:p><text:span text:style-name="T1">test_pass()</text:span></text:p>
          </table:table-cell>
          <table:table-cell table:style-name="ce31" table:number-columns-repeated="1019"/>
        </table:table-row>
        <table:table-row table:style-name="ro6">
          <table:table-cell table:style-name="ce27" office:value-type="string" calcext:value-type="string">
            <text:p>2.10.</text:p>
          </table:table-cell>
          <table:table-cell table:style-name="ce27" office:value-type="string" calcext:value-type="string">
            <text:p><text:span text:style-name="T1">measure current sleep</text:span> [tp102 +] [tp103 -] [uA]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27" office:value-type="string" calcext:value-type="string">
            <text:p><text:span text:style-name="T11">measure_current_config(rank=uA)</text:span></text:p>
            <text:p><text:span text:style-name="T11">relay_on_dmm_to_current()</text:span></text:p>
            <text:p><text:span text:style-name="T11">measure_current_uA</text:span><text:span text:style-name="T12">(timeout=10000)</text:span></text:p>
            <text:p><text:span text:style-name="T11">relay_off_dmm_to_current()</text:span></text:p>
          </table:table-cell>
          <table:table-cell table:style-name="ce31" table:number-columns-repeated="1019"/>
        </table:table-row>
        <table:table-row table:style-name="ro3">
          <table:table-cell table:style-name="ce27" office:value-type="string" calcext:value-type="string">
            <text:p>2.11</text:p>
          </table:table-cell>
          <table:table-cell table:style-name="ce27" office:value-type="string" calcext:value-type="string">
            <text:p>relay on cen to vcc</text:p>
          </table:table-cell>
          <table:table-cell table:style-name="ce27" office:value-type="string" calcext:value-type="string">
            <text:p>PASS-FAIL</text:p>
          </table:table-cell>
          <table:table-cell table:style-name="ce35"/>
          <table:table-cell table:style-name="ce27" office:value-type="string" calcext:value-type="string">
            <text:p><text:span text:style-name="T1">relay_on_cen_to_vcc()</text:span></text:p>
            <text:p><text:span text:style-name="T1">test_pass()</text:span></text:p>
          </table:table-cell>
          <table:table-cell table:style-name="ce31" table:number-columns-repeated="1019"/>
        </table:table-row>
        <table:table-row table:style-name="ro6">
          <table:table-cell table:style-name="ce27" office:value-type="string" calcext:value-type="string">
            <text:p>2.12</text:p>
          </table:table-cell>
          <table:table-cell table:style-name="ce27" office:value-type="string" calcext:value-type="string">
            <text:p><text:span text:style-name="T1">measure current s</text:span><text:span text:style-name="T2">tandby</text:span> [tp102 +] [tp103 -] [mA]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27" office:value-type="string" calcext:value-type="string">
            <text:p><text:span text:style-name="T11">measure_current_config(rank=mA)</text:span></text:p>
            <text:p><text:span text:style-name="T11">relay_on_dmm_to_current()</text:span></text:p>
            <text:p><text:span text:style-name="T11">measure_current_mA</text:span><text:span text:style-name="T12">(timeout=5000)</text:span></text:p>
            <text:p><text:span text:style-name="T11">relay_off_dmm_to_current()</text:span></text:p>
          </table:table-cell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test #2</text:p>
          </table:table-cell>
          <table:table-cell table:style-name="ce26"/>
          <table:table-cell table:style-name="ce34" table:number-columns-repeated="1021"/>
        </table:table-row>
        <table:table-row table:style-name="ro3">
          <table:table-cell table:style-name="ce27" office:value-type="string" calcext:value-type="string">
            <text:p>3.1</text:p>
          </table:table-cell>
          <table:table-cell table:style-name="ce27" office:value-type="string" calcext:value-type="string">
            <text:p>relay on uart to unit</text:p>
          </table:table-cell>
          <table:table-cell table:style-name="ce27" office:value-type="string" calcext:value-type="string">
            <text:p>PASS-FAIL</text:p>
          </table:table-cell>
          <table:table-cell table:style-name="ce35"/>
          <table:table-cell table:style-name="ce38" office:value-type="string" calcext:value-type="string">
            <text:p><text:span text:style-name="T8">relay_on_uart_to_unit()</text:span></text:p>
            <text:p><text:span text:style-name="T8">test_pass()</text:span></text:p>
          </table:table-cell>
          <table:table-cell table:style-name="ce31" table:number-columns-repeated="1019"/>
        </table:table-row>
        <table:table-row table:style-name="ro8">
          <table:table-cell table:style-name="ce27" office:value-type="string" calcext:value-type="string">
            <text:p>3.2</text:p>
          </table:table-cell>
          <table:table-cell table:style-name="ce27" office:value-type="string" calcext:value-type="string">
            <text:p>uart send cmd to set mode 3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38" office:value-type="string" calcext:value-type="string">
            <text:p><text:span text:style-name="T8">denali_cmd_step(cmd=OK)</text:span></text:p>
            <text:p><text:span text:style-name="T8">denali_cmd_data_tx(cmd=AT+MODE=3)</text:span></text:p>
            <text:p><text:span text:style-name="T8">denali_cmd_retest(cmd=3)</text:span></text:p>
            <text:p><text:span text:style-name="T8">denali_cmd_send_every(time=4000)</text:span></text:p>
            <text:p><text:span text:style-name="T8">set_timeout(timeoue=1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9">
          <table:table-cell table:style-name="ce27" office:value-type="string" calcext:value-type="string">
            <text:p>3.3</text:p>
          </table:table-cell>
          <table:table-cell table:style-name="ce17" office:value-type="string" calcext:value-type="string">
            <text:p>uart send cmd to read switch start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17" office:value-type="string" calcext:value-type="string">
            <text:p><text:span text:style-name="T3">denali_cmd_step(cmd=OK)</text:span></text:p>
            <text:p><text:span text:style-name="T3">denali_cmd_data_tx(cmd=AT+UTEST=SW1)</text:span></text:p>
            <text:p><text:span text:style-name="T3">denali_cmd_retest(cmd=1)</text:span></text:p>
            <text:p><text:span text:style-name="T3">denali_cmd_send_every(time=20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delay_ms(time=1000)</text:span></text:p>
            <text:p><text:span text:style-name="T3">relay_on_button_start()</text:span></text:p>
            <text:p><text:span text:style-name="T3">delay_ms(time=500)</text:span></text:p>
            <text:p><text:span text:style-name="T3">relay_off_button_start()</text:span></text:p>
            <text:p><text:span text:style-name="T3">&lt;&lt;result.txt</text:span></text:p>
          </table:table-cell>
          <table:table-cell table:style-name="ce31" table:number-columns-repeated="1019"/>
        </table:table-row>
        <table:table-row table:style-name="ro9">
          <table:table-cell table:style-name="ce27" office:value-type="string" calcext:value-type="string">
            <text:p>3.4</text:p>
          </table:table-cell>
          <table:table-cell table:style-name="ce17" office:value-type="string" calcext:value-type="string">
            <text:p>uart send cmd to read switch stop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17" office:value-type="string" calcext:value-type="string">
            <text:p><text:span text:style-name="T3">denali_cmd_step(cmd=OK)</text:span></text:p>
            <text:p><text:span text:style-name="T3">denali_cmd_data_tx(cmd=AT+UTEST=SW2)</text:span></text:p>
            <text:p><text:span text:style-name="T3">denali_cmd_retest(cmd=1)</text:span></text:p>
            <text:p><text:span text:style-name="T3">denali_cmd_send_every(time=20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delay_ms(time=1000)</text:span></text:p>
            <text:p><text:span text:style-name="T3">relay_on_button_stop()</text:span></text:p>
            <text:p><text:span text:style-name="T3">delay_ms(time=500)</text:span></text:p>
            <text:p><text:span text:style-name="T3">relay_off_button_stop()</text:span></text:p>
            <text:p><text:span text:style-name="T3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5</text:p>
          </table:table-cell>
          <table:table-cell table:style-name="ce27" office:value-type="string" calcext:value-type="string">
            <text:p><text:span text:style-name="T3">uart send cmd to read l</text:span><text:span text:style-name="T4">ight sensor dark</text:span>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float" office:value="100" calcext:value-type="float">
            <text:p>100</text:p>
          </table:table-cell>
          <table:table-cell table:style-name="ce17" office:value-type="string" calcext:value-type="string">
            <text:p><text:span text:style-name="T3">denali_cmd_step(cmd=Light)</text:span></text:p>
            <text:p><text:span text:style-name="T3">denali_cmd_data_tx(cmd=AT+UTEST=LIGHT)</text:span></text:p>
            <text:p><text:span text:style-name="T3">denali_cmd_data_rx_minmax()</text:span></text:p>
            <text:p><text:span text:style-name="T3">denali_cmd_retest(cmd=4)</text:span></text:p>
            <text:p><text:span text:style-name="T3">denali_cmd_send_every(time=25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&lt;&lt;result.txt</text:span></text:p>
          </table:table-cell>
          <table:table-cell table:style-name="ce31" table:number-columns-repeated="1019"/>
        </table:table-row>
        <table:table-row table:style-name="ro2">
          <table:table-cell table:style-name="ce27" office:value-type="string" calcext:value-type="string">
            <text:p>3.6</text:p>
          </table:table-cell>
          <table:table-cell table:style-name="ce27" office:value-type="string" calcext:value-type="string">
            <text:p><text:span text:style-name="T3">uart send cmd to read l</text:span><text:span text:style-name="T4">ight sensor </text:span><text:span text:style-name="T5">l</text:span><text:span text:style-name="T4">ight</text:span></text:p>
          </table:table-cell>
          <table:table-cell table:style-name="ce27" office:value-type="string" calcext:value-type="string">
            <text:p>100</text:p>
          </table:table-cell>
          <table:table-cell table:style-name="ce35" office:value-type="string" calcext:value-type="string">
            <text:p>1023</text:p>
          </table:table-cell>
          <table:table-cell table:style-name="ce42" office:value-type="string" calcext:value-type="string">
            <text:p><text:span text:style-name="T13">light_read2d_on()</text:span></text:p>
            <text:p><text:span text:style-name="T3">denali_cmd_step(cmd=Value)</text:span></text:p>
            <text:p><text:span text:style-name="T3">denali_cmd_data_tx(cmd=AT+UTEST=LIGHT)</text:span></text:p>
            <text:p><text:span text:style-name="T3">denali_cmd_data_rx_minmax()</text:span></text:p>
            <text:p><text:span text:style-name="T3">denali_cmd_send_every(time=25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&lt;&lt;result.txt</text:span></text:p>
            <text:p><text:span text:style-name="T13">light_read2d_off()</text:span></text:p>
          </table:table-cell>
          <table:table-cell table:style-name="ce31" table:number-columns-repeated="1019"/>
        </table:table-row>
        <table:table-row table:style-name="ro2">
          <table:table-cell table:style-name="ce27" office:value-type="string" calcext:value-type="string">
            <text:p>3.7</text:p>
          </table:table-cell>
          <table:table-cell table:style-name="ce17" office:value-type="string" calcext:value-type="string">
            <text:p>uart send cmd to LED on</text:p>
          </table:table-cell>
          <table:table-cell table:style-name="ce27" office:value-type="string" calcext:value-type="string">
            <text:p>PASS-FAIL</text:p>
          </table:table-cell>
          <table:table-cell table:style-name="ce35"/>
          <table:table-cell table:style-name="ce46" office:value-type="string" calcext:value-type="string">
            <text:p><text:span text:style-name="T1">camera_set_step(cmd=check_led_denali)</text:span></text:p>
            <text:p><text:span text:style-name="T1">camera_set_list()</text:span></text:p>
            <text:p><text:span text:style-name="T1">set_timeout(timeoue=7500)</text:span></text:p>
            <text:p><text:span text:style-name="T1">&gt;&gt;camera_show_denali.exe300</text:span></text:p>
            <text:p><text:span text:style-name="T14">denali_cmd_step(cmd=Led)</text:span></text:p>
            <text:p><text:span text:style-name="T3">denali_cmd_data_tx(cmd=AT+UTEST=LED)</text:span></text:p>
            <text:p><text:span text:style-name="T3">set_timeout(timeoue=7000)</text:span></text:p>
            <text:p><text:span text:style-name="T3">&gt;&gt;denali_cmd_to_unit.exe</text:span></text:p>
            <text:p><text:span text:style-name="T3">&lt;|&lt;result.txt</text:span></text:p>
          </table:table-cell>
          <table:table-cell table:style-name="ce31" table:number-columns-repeated="1019"/>
        </table:table-row>
        <table:table-row table:style-name="ro8">
          <table:table-cell table:style-name="ce27" office:value-type="string" calcext:value-type="string">
            <text:p>3.8</text:p>
          </table:table-cell>
          <table:table-cell table:style-name="ce27" office:value-type="string" calcext:value-type="string">
            <text:p><text:span text:style-name="T3">uart send cmd to read temp</text:span><text:span text:style-name="T4"> sensor [ํC]</text:span></text:p>
          </table:table-cell>
          <table:table-cell table:style-name="ce27" office:value-type="string" calcext:value-type="string">
            <text:p>-20</text:p>
          </table:table-cell>
          <table:table-cell table:style-name="ce35" office:value-type="string" calcext:value-type="string">
            <text:p>60</text:p>
          </table:table-cell>
          <table:table-cell table:style-name="ce46" office:value-type="string" calcext:value-type="string">
            <text:p><text:span text:style-name="T3">denali_cmd_step(cmd=Temp)</text:span></text:p>
            <text:p><text:span text:style-name="T3">denali_cmd_data_tx(cmd=AT+UTEST=TEMP)</text:span></text:p>
            <text:p><text:span text:style-name="T3">denali_cmd_data_rx_minmax()</text:span></text:p>
            <text:p><text:span text:style-name="T3">denali_cmd_send_every(time=30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&lt;&lt;result.txt</text:span></text:p>
          </table:table-cell>
          <table:table-cell table:style-name="ce31" table:number-columns-repeated="1019"/>
        </table:table-row>
        <table:table-row table:style-name="ro8">
          <table:table-cell table:style-name="ce27" office:value-type="string" calcext:value-type="string">
            <text:p>3.9</text:p>
          </table:table-cell>
          <table:table-cell table:style-name="ce27" office:value-type="string" calcext:value-type="string">
            <text:p><text:span text:style-name="T3">uart send cmd to read h</text:span><text:span text:style-name="T4">umidity sensor [%]</text:span></text:p>
          </table:table-cell>
          <table:table-cell table:style-name="ce27" office:value-type="string" calcext:value-type="string">
            <text:p>10</text:p>
          </table:table-cell>
          <table:table-cell table:style-name="ce35" office:value-type="string" calcext:value-type="string">
            <text:p>90</text:p>
          </table:table-cell>
          <table:table-cell table:style-name="ce27" office:value-type="string" calcext:value-type="string">
            <text:p><text:span text:style-name="T3">denali_cmd_step(cmd=H</text:span><text:span text:style-name="T4">umidity</text:span><text:span text:style-name="T5">)</text:span></text:p>
            <text:p><text:span text:style-name="T3">denali_cmd_data_tx(cmd=AT+UTEST=HUMIDITY)</text:span></text:p>
            <text:p><text:span text:style-name="T3">denali_cmd_data_rx_minmax()</text:span></text:p>
            <text:p><text:span text:style-name="T3">denali_cmd_send_every(time=3500)</text:span></text:p>
            <text:p><text:span text:style-name="T3">set_timeout(timeoue=7000)</text:span></text:p>
            <text:p><text:span text:style-name="T3">&gt;&gt;denali_cmd_to_unit.exe</text:span></text:p>
            <text:p><text:span text:style-name="T3">&lt;&lt;result.txt</text:span></text:p>
          </table:table-cell>
          <table:table-cell table:style-name="ce31" table:number-columns-repeated="1019"/>
        </table:table-row>
        <table:table-row table:style-name="ro8">
          <table:table-cell table:style-name="ce27" office:value-type="string" calcext:value-type="string">
            <text:p>3.10</text:p>
          </table:table-cell>
          <table:table-cell table:style-name="ce27" office:value-type="string" calcext:value-type="string">
            <text:p><text:span text:style-name="T3">uart send cmd to c</text:span><text:span text:style-name="T4">heck memory EEPROM</text:span>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44" office:value-type="string" calcext:value-type="string">
            <text:p><text:span text:style-name="T8">denali_cmd_step(cmd=OK)</text:span></text:p>
            <text:p><text:span text:style-name="T8">denali_cmd_data_tx(cmd=AT+UTEST=EEPROM)</text:span></text:p>
            <text:p><text:span text:style-name="T8">denali_cmd_retest(cmd=4)</text:span></text:p>
            <text:p><text:span text:style-name="T8">denali_cmd_send_every(time=7000)</text:span></text:p>
            <text:p><text:span text:style-name="T8">set_timeout(timeoue=3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2">
          <table:table-cell table:style-name="ce27" office:value-type="string" calcext:value-type="string">
            <text:p>3.11</text:p>
          </table:table-cell>
          <table:table-cell table:style-name="ce27" office:value-type="string" calcext:value-type="string">
            <text:p><text:span text:style-name="T3">uart send cmd to s</text:span><text:span text:style-name="T4">et version hardware</text:span></text:p>
          </table:table-cell>
          <table:table-cell table:style-name="ce27" office:value-type="string" calcext:value-type="string">
            <text:p>OK</text:p>
          </table:table-cell>
          <table:table-cell table:style-name="ce35"/>
          <table:table-cell table:style-name="ce27" office:value-type="string" calcext:value-type="string">
            <text:p><text:span text:style-name="T1">denali_cmd_step(cmd=Hardware)</text:span></text:p>
            <text:p><text:span text:style-name="T1">denali_cmd_data_tx_hardware(cmd=AT+VERSION=HARDWARE,version=</text:span><text:span text:style-name="T2">0000000001</text:span><text:span text:style-name="T15">)</text:span></text:p>
            <text:p><text:span text:style-name="T1">denali_cmd_data_rx()</text:span></text:p>
            <text:p><text:span text:style-name="T1">denali_cmd_retest(cmd=3)</text:span></text:p>
            <text:p><text:span text:style-name="T1">denali_cmd_send_every(time=2500)</text:span></text:p>
            <text:p><text:span text:style-name="T1">set_timeout(timeoue=10000)</text:span></text:p>
            <text:p><text:span text:style-name="T1">&gt;&gt;denali_cmd_to_unit.exe</text:span></text:p>
            <text:p><text:span text:style-name="T1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12</text:p>
          </table:table-cell>
          <table:table-cell table:style-name="ce27" office:value-type="string" calcext:value-type="string">
            <text:p><text:span text:style-name="T3">uart send cmd to check</text:span><text:span text:style-name="T4"> version hardware</text:span></text:p>
          </table:table-cell>
          <table:table-cell table:style-name="ce33" office:value-type="string" calcext:value-type="string">
            <text:p>0000000001</text:p>
          </table:table-cell>
          <table:table-cell table:style-name="ce35"/>
          <table:table-cell table:style-name="ce38" office:value-type="string" calcext:value-type="string">
            <text:p><text:span text:style-name="T8">denali_cmd_step(cmd=Equal)</text:span></text:p>
            <text:p><text:span text:style-name="T8">denali_cmd_data_tx(cmd=AT+VERSION=HARDWARE)</text:span></text:p>
            <text:p><text:span text:style-name="T8">denali_cmd_data_rx()</text:span></text:p>
            <text:p><text:span text:style-name="T8">denali_cmd_retest(cmd=3)</text:span></text:p>
            <text:p><text:span text:style-name="T8">denali_cmd_send_every(time=2500)</text:span></text:p>
            <text:p><text:span text:style-name="T8">set_timeout(timeoue=1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13</text:p>
          </table:table-cell>
          <table:table-cell table:style-name="ce27" office:value-type="string" calcext:value-type="string">
            <text:p>uart send cmd to read ICCID</text:p>
          </table:table-cell>
          <table:table-cell table:style-name="ce33" office:value-type="string" calcext:value-type="string">
            <text:p>20</text:p>
          </table:table-cell>
          <table:table-cell table:style-name="ce35"/>
          <table:table-cell table:style-name="ce38" office:value-type="string" calcext:value-type="string">
            <text:p><text:span text:style-name="T8">denali_cmd_step(cmd=Digit)</text:span></text:p>
            <text:p><text:span text:style-name="T8">denali_cmd_data_tx(cmd=AT+ICCID)</text:span></text:p>
            <text:p><text:span text:style-name="T8">denali_cmd_data_rx()</text:span></text:p>
            <text:p><text:span text:style-name="T8">denali_cmd_retest(cmd=4)</text:span></text:p>
            <text:p><text:span text:style-name="T8">denali_cmd_send_every(time=5000)</text:span></text:p>
            <text:p><text:span text:style-name="T8">set_timeout(timeoue=3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14</text:p>
          </table:table-cell>
          <table:table-cell table:style-name="ce27" office:value-type="string" calcext:value-type="string">
            <text:p>uart send cmd to read IMEI</text:p>
          </table:table-cell>
          <table:table-cell table:style-name="ce33" office:value-type="string" calcext:value-type="string">
            <text:p>15</text:p>
          </table:table-cell>
          <table:table-cell table:style-name="ce35"/>
          <table:table-cell table:style-name="ce38" office:value-type="string" calcext:value-type="string">
            <text:p><text:span text:style-name="T8">denali_cmd_step(cmd=Digit)</text:span></text:p>
            <text:p><text:span text:style-name="T8">denali_cmd_data_tx(cmd=AT+IMEI)</text:span></text:p>
            <text:p><text:span text:style-name="T8">denali_cmd_data_rx()</text:span></text:p>
            <text:p><text:span text:style-name="T8">denali_cmd_retest(cmd=4)</text:span></text:p>
            <text:p><text:span text:style-name="T8">denali_cmd_send_every(time=5000)</text:span></text:p>
            <text:p><text:span text:style-name="T8">set_timeout(timeoue=3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15</text:p>
          </table:table-cell>
          <table:table-cell table:style-name="ce27" office:value-type="string" calcext:value-type="string">
            <text:p><text:span text:style-name="T3">uart send cmd to read m</text:span><text:span text:style-name="T4">odem</text:span></text:p>
          </table:table-cell>
          <table:table-cell table:style-name="ce33" office:value-type="string" calcext:value-type="string">
            <text:p>15</text:p>
          </table:table-cell>
          <table:table-cell table:style-name="ce35"/>
          <table:table-cell table:style-name="ce27" office:value-type="string" calcext:value-type="string">
            <text:p><text:span text:style-name="T1">denali_cmd_step(cmd=Digit)</text:span></text:p>
            <text:p><text:span text:style-name="T1">denali_cmd_data_tx(cmd=</text:span><text:span text:style-name="T2">AT+VERSION=MODEM</text:span><text:span text:style-name="T15">)</text:span></text:p>
            <text:p><text:span text:style-name="T1">denali_cmd_data_rx()</text:span></text:p>
            <text:p><text:span text:style-name="T1">denali_cmd_retest(cmd=4)</text:span></text:p>
            <text:p><text:span text:style-name="T1">denali_cmd_send_every(time=5000)</text:span></text:p>
            <text:p><text:span text:style-name="T1">set_timeout(timeoue=30000)</text:span></text:p>
            <text:p><text:span text:style-name="T1">&gt;&gt;denali_cmd_to_unit.exe</text:span></text:p>
            <text:p><text:span text:style-name="T1">&lt;&lt;result.txt</text:span></text:p>
          </table:table-cell>
          <table:table-cell table:style-name="ce31" table:number-columns-repeated="1019"/>
        </table:table-row>
        <table:table-row table:style-name="ro10">
          <table:table-cell table:style-name="ce27" office:value-type="string" calcext:value-type="string">
            <text:p>3.16</text:p>
          </table:table-cell>
          <table:table-cell table:style-name="ce27" office:value-type="string" calcext:value-type="string">
            <text:p><text:span text:style-name="T3">uart send cmd to read v</text:span><text:span text:style-name="T4">ersion application</text:span></text:p>
          </table:table-cell>
          <table:table-cell table:style-name="ce33" office:value-type="string" calcext:value-type="string">
            <text:p>0100010011</text:p>
          </table:table-cell>
          <table:table-cell table:style-name="ce35"/>
          <table:table-cell table:style-name="ce27" office:value-type="string" calcext:value-type="string">
            <text:p><text:span text:style-name="T1">denali_cmd_step(cmd=Equal)</text:span></text:p>
            <text:p><text:span text:style-name="T1">denali_cmd_data_tx(cmd=</text:span><text:span text:style-name="T2">AT+VERSION=APPLICATION</text:span><text:span text:style-name="T15">)</text:span></text:p>
            <text:p><text:span text:style-name="T1">denali_cmd_data_rx()</text:span></text:p>
            <text:p><text:span text:style-name="T1">denali_cmd_retest(cmd=4)</text:span></text:p>
            <text:p><text:span text:style-name="T1">denali_cmd_send_every(time=5000)</text:span></text:p>
            <text:p><text:span text:style-name="T1">set_timeout(timeoue=30000)</text:span></text:p>
            <text:p><text:span text:style-name="T1">&gt;&gt;denali_cmd_to_unit.exe</text:span></text:p>
            <text:p><text:span text:style-name="T1">&lt;&lt;result.txt</text:span></text:p>
          </table:table-cell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4</text:p>
          </table:table-cell>
          <table:table-cell table:style-name="ce26" office:value-type="string" calcext:value-type="string">
            <text:p>test #3</text:p>
          </table:table-cell>
          <table:table-cell table:style-name="ce26"/>
          <table:table-cell table:style-name="ce34" table:number-columns-repeated="1021"/>
        </table:table-row>
        <table:table-row table:style-name="ro8">
          <table:table-cell table:style-name="ce29" office:value-type="string" calcext:value-type="string">
            <text:p>4.1</text:p>
          </table:table-cell>
          <table:table-cell table:style-name="ce29" office:value-type="string" calcext:value-type="string">
            <text:p>uart send cmd to set mode 2</text:p>
          </table:table-cell>
          <table:table-cell table:style-name="ce29" office:value-type="string" calcext:value-type="string">
            <text:p>OK</text:p>
          </table:table-cell>
          <table:table-cell table:style-name="ce36"/>
          <table:table-cell table:style-name="ce47" office:value-type="string" calcext:value-type="string">
            <text:p><text:span text:style-name="T8">denali_cmd_step(cmd=OK)</text:span></text:p>
            <text:p><text:span text:style-name="T8">denali_cmd_data_tx(cmd=AT+MODE=2)</text:span></text:p>
            <text:p><text:span text:style-name="T8">denali_cmd_retest(cmd=3)</text:span></text:p>
            <text:p><text:span text:style-name="T8">denali_cmd_send_every(time=4000)</text:span></text:p>
            <text:p><text:span text:style-name="T8">set_timeout(timeoue=1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7" table:number-columns-repeated="1019"/>
        </table:table-row>
        <table:table-row table:style-name="ro10">
          <table:table-cell table:style-name="ce29" office:value-type="string" calcext:value-type="string">
            <text:p>4.2</text:p>
          </table:table-cell>
          <table:table-cell table:style-name="ce29" office:value-type="string" calcext:value-type="string">
            <text:p>uart send cmd to gen frequency 32 kHz #1</text:p>
          </table:table-cell>
          <table:table-cell table:style-name="ce29" office:value-type="string" calcext:value-type="string">
            <text:p>FTM</text:p>
          </table:table-cell>
          <table:table-cell table:style-name="ce37"/>
          <table:table-cell table:style-name="ce47" office:value-type="string" calcext:value-type="string">
            <text:p><text:span text:style-name="T16">denali_cmd_step(cmd=F</text:span><text:span text:style-name="T17">requency</text:span><text:span text:style-name="T18">)</text:span></text:p>
            <text:p><text:span text:style-name="T8">denali_cmd_data_tx(cmd=!)</text:span></text:p>
            <text:p><text:span text:style-name="T8">denali_cmd_data_rx()</text:span></text:p>
            <text:p><text:span text:style-name="T8">denali_cmd_retest(cmd=3)</text:span></text:p>
            <text:p><text:span text:style-name="T8">denali_cmd_send_every(time=3500)</text:span></text:p>
            <text:p><text:span text:style-name="T8">set_timeout(timeoue=15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7" table:number-columns-repeated="1019"/>
        </table:table-row>
        <table:table-row table:style-name="ro10">
          <table:table-cell table:style-name="ce29" office:value-type="string" calcext:value-type="string">
            <text:p>4.3</text:p>
          </table:table-cell>
          <table:table-cell table:style-name="ce29" office:value-type="string" calcext:value-type="string">
            <text:p>uart send cmd to gen frequency 32 kHz #2</text:p>
          </table:table-cell>
          <table:table-cell table:style-name="ce29" office:value-type="string" calcext:value-type="string">
            <text:p>0x01</text:p>
          </table:table-cell>
          <table:table-cell table:style-name="ce37"/>
          <table:table-cell table:style-name="ce47" office:value-type="string" calcext:value-type="string">
            <text:p><text:span text:style-name="T16">denali_cmd_step(cmd=F</text:span><text:span text:style-name="T17">requency2</text:span><text:span text:style-name="T18">)</text:span></text:p>
            <text:p><text:span text:style-name="T8">denali_cmd_data_tx(cmd=X)</text:span></text:p>
            <text:p><text:span text:style-name="T8">denali_cmd_data_rx()</text:span></text:p>
            <text:p><text:span text:style-name="T8">denali_cmd_retest(cmd=2)</text:span></text:p>
            <text:p><text:span text:style-name="T8">denali_cmd_send_every(time=2500)</text:span></text:p>
            <text:p><text:span text:style-name="T8">set_timeout(timeoue=10000)</text:span></text:p>
            <text:p><text:span text:style-name="T8">&gt;&gt;denali_cmd_to_unit.exe</text:span></text:p>
            <text:p><text:span text:style-name="T8">&lt;&lt;result.txt</text:span></text:p>
          </table:table-cell>
          <table:table-cell table:style-name="ce37" table:number-columns-repeated="1019"/>
        </table:table-row>
        <table:table-row table:style-name="ro4">
          <table:table-cell table:style-name="ce30" office:value-type="string" calcext:value-type="string">
            <text:p>4.4</text:p>
          </table:table-cell>
          <table:table-cell office:value-type="string" calcext:value-type="string">
            <text:p>measure crystal 32 [kHz]</text:p>
          </table:table-cell>
          <table:table-cell table:style-name="ce30" office:value-type="string" calcext:value-type="string">
            <text:p>32.76734</text:p>
          </table:table-cell>
          <table:table-cell office:value-type="string" calcext:value-type="string">
            <text:p>32.76997</text:p>
          </table:table-cell>
          <table:table-cell table:style-name="ce30" office:value-type="string" calcext:value-type="string">
            <text:p>relay_on_rtc_to_bnc()</text:p>
            <text:p>measure_frequency_kHz(timeout=7500,mode=DC)</text:p>
            <text:p>relay_off_rtc_to_bnc()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4.5</text:p>
          </table:table-cell>
          <table:table-cell office:value-type="string" calcext:value-type="string">
            <text:p>measure crystal 32 [PPM]</text:p>
          </table:table-cell>
          <table:table-cell table:style-name="ce30" office:value-type="string" calcext:value-type="string">
            <text:p>-20</text:p>
          </table:table-cell>
          <table:table-cell office:value-type="string" calcext:value-type="string">
            <text:p>60</text:p>
          </table:table-cell>
          <table:table-cell table:style-name="ce48" office:value-type="string" calcext:value-type="string">
            <text:p>measure_frequency_ppm()</text:p>
          </table:table-cell>
          <table:table-cell table:number-columns-repeated="1019"/>
        </table:table-row>
        <table:table-row table:style-name="ro1" table:number-rows-repeated="4">
          <table:table-cell table:style-name="ce30" table:number-columns-repeated="3"/>
          <table:table-cell/>
          <table:table-cell table:style-name="ce30"/>
          <table:table-cell table:number-columns-repeated="1019"/>
        </table:table-row>
        <table:table-row table:style-name="ro1" table:number-rows-repeated="2">
          <table:table-cell table:style-name="ce30"/>
          <table:table-cell/>
          <table:table-cell table:style-name="ce30"/>
          <table:table-cell/>
          <table:table-cell table:style-name="ce30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Tahoma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ahoma" fo:font-family="Tahoma" fo:font-size="11pt" style:font-name-asian="Tahoma" style:font-family-asian="Tahoma" style:font-size-asian="11pt" style:font-name-complex="Tahoma" style:font-family-complex="Tahoma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8:02:01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chaiyaphorn</meta:initial-creator>
    <meta:creation-date>2017-08-29T07:00:22Z</meta:creation-date>
    <dc:date>2021-03-19T11:10:34.954000000</dc:date>
    <meta:editing-cycles>728</meta:editing-cycles>
    <meta:editing-duration>P1DT23H26M9S</meta:editing-duration>
    <meta:document-statistic meta:table-count="2" meta:cell-count="223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